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39d9" officeooo:paragraph-rsid="002af0d5" style:font-size-asian="16pt" style:font-weight-asian="bold" style:font-size-complex="16pt" style:font-weight-complex="bold"/>
    </style:style>
    <style:style style:name="P2" style:family="paragraph" style:parent-style-name="Standard">
      <style:text-properties style:font-name="Liberation Mono" fo:font-size="11pt" officeooo:rsid="0030d7a5" officeooo:paragraph-rsid="0030d7a5" style:font-size-asian="11pt" style:font-size-complex="11pt"/>
    </style:style>
    <style:style style:name="P3" style:family="paragraph" style:parent-style-name="Standard">
      <style:text-properties style:font-name="Liberation Mono" fo:font-size="11pt" officeooo:rsid="0030d7a5" officeooo:paragraph-rsid="00376326" style:font-size-asian="11pt" style:font-size-complex="11pt"/>
    </style:style>
    <style:style style:name="P4" style:family="paragraph" style:parent-style-name="Standard">
      <style:text-properties style:font-name="Liberation Mono" fo:font-size="10pt" officeooo:rsid="0030d7a5" officeooo:paragraph-rsid="0030d7a5" style:font-size-asian="10pt" style:font-size-complex="10pt"/>
    </style:style>
    <style:style style:name="P5" style:family="paragraph" style:parent-style-name="Standard">
      <style:text-properties style:font-name="Liberation Mono" fo:font-size="10pt" officeooo:rsid="0030d7a5" officeooo:paragraph-rsid="0031633e" style:font-size-asian="10pt" style:font-size-complex="10pt"/>
    </style:style>
    <style:style style:name="P6" style:family="paragraph" style:parent-style-name="Standard">
      <style:text-properties style:font-name="Liberation Mono" fo:font-size="10pt" officeooo:rsid="0030d7a5" officeooo:paragraph-rsid="0033d8e3" style:font-size-asian="10pt" style:font-size-complex="10pt"/>
    </style:style>
    <style:style style:name="P7" style:family="paragraph" style:parent-style-name="Standard">
      <style:text-properties style:font-name="Liberation Mono" fo:font-size="10pt" officeooo:rsid="0030d7a5" officeooo:paragraph-rsid="00376326" style:font-size-asian="10pt" style:font-size-complex="10pt"/>
    </style:style>
    <style:style style:name="P8" style:family="paragraph" style:parent-style-name="Standard">
      <style:text-properties style:font-name="Liberation Mono" fo:font-size="10pt" officeooo:rsid="0033d8e3" officeooo:paragraph-rsid="0033d8e3" style:font-size-asian="10pt" style:font-size-complex="10pt"/>
    </style:style>
    <style:style style:name="P9" style:family="paragraph" style:parent-style-name="Standard">
      <style:text-properties style:font-name="Liberation Mono" fo:font-size="10pt" officeooo:rsid="0033d8e3" officeooo:paragraph-rsid="00376326" style:font-size-asian="10pt" style:font-size-complex="10pt"/>
    </style:style>
    <style:style style:name="P10" style:family="paragraph" style:parent-style-name="Standard">
      <style:text-properties style:font-name="Liberation Mono" fo:font-size="10pt" officeooo:rsid="0031633e" officeooo:paragraph-rsid="0031633e" style:font-size-asian="10pt" style:font-size-complex="10pt"/>
    </style:style>
    <style:style style:name="P11" style:family="paragraph" style:parent-style-name="Standard">
      <style:text-properties style:font-name="Liberation Mono" fo:font-size="10pt" officeooo:rsid="0031633e" officeooo:paragraph-rsid="00376326" style:font-size-asian="10pt" style:font-size-complex="10pt"/>
    </style:style>
    <style:style style:name="P12" style:family="paragraph" style:parent-style-name="Standard">
      <style:text-properties style:font-name="Liberation Mono" fo:font-size="10pt" officeooo:rsid="0031b05b" officeooo:paragraph-rsid="0031b05b" style:font-size-asian="10pt" style:font-size-complex="10pt"/>
    </style:style>
    <style:style style:name="P13" style:family="paragraph" style:parent-style-name="Standard">
      <style:text-properties style:font-name="Liberation Mono" fo:font-size="10pt" officeooo:rsid="0031b05b" officeooo:paragraph-rsid="00376326" style:font-size-asian="10pt" style:font-size-complex="10pt"/>
    </style:style>
    <style:style style:name="P14" style:family="paragraph" style:parent-style-name="Standard">
      <style:text-properties style:font-name="Liberation Serif" fo:font-size="11pt" fo:font-weight="bold" officeooo:rsid="0031633e" officeooo:paragraph-rsid="0031633e" style:font-size-asian="11pt" style:font-weight-asian="bold" style:font-size-complex="11pt" style:font-weight-complex="bold"/>
    </style:style>
    <style:style style:name="P15" style:family="paragraph" style:parent-style-name="Standard">
      <style:text-properties style:font-name="Liberation Serif" fo:font-size="11pt" fo:font-weight="bold" officeooo:rsid="0031633e" officeooo:paragraph-rsid="00376326" style:font-size-asian="11pt" style:font-weight-asian="bold" style:font-size-complex="11pt" style:font-weight-complex="bold"/>
    </style:style>
    <style:style style:name="P16" style:family="paragraph" style:parent-style-name="Standard">
      <style:text-properties style:font-name="Liberation Serif" fo:font-size="11pt" officeooo:rsid="0031633e" officeooo:paragraph-rsid="0031633e" style:font-size-asian="11pt" style:font-size-complex="11pt"/>
    </style:style>
    <style:style style:name="P17" style:family="paragraph" style:parent-style-name="Standard" style:list-style-name="L2">
      <style:text-properties style:font-name="Liberation Serif" fo:font-size="11pt" officeooo:rsid="0031633e" officeooo:paragraph-rsid="0031633e" style:font-size-asian="11pt" style:font-size-complex="11pt"/>
    </style:style>
    <style:style style:name="P18" style:family="paragraph" style:parent-style-name="Standard" style:list-style-name="L3">
      <style:text-properties style:font-name="Liberation Serif" fo:font-size="11pt" officeooo:rsid="0031633e" officeooo:paragraph-rsid="00376326" style:font-size-asian="11pt" style:font-size-complex="11pt"/>
    </style:style>
    <style:style style:name="P19" style:family="paragraph" style:parent-style-name="Standard">
      <style:text-properties style:font-name="Liberation Serif" fo:font-size="11pt" officeooo:rsid="0031633e" officeooo:paragraph-rsid="00376326" style:font-size-asian="11pt" style:font-size-complex="11pt"/>
    </style:style>
    <style:style style:name="P20" style:family="paragraph" style:parent-style-name="Standard" style:list-style-name="L4">
      <style:text-properties style:font-name="Liberation Serif" fo:font-size="11pt" officeooo:rsid="0031633e" officeooo:paragraph-rsid="00376326" style:font-size-asian="11pt" style:font-size-complex="11pt"/>
    </style:style>
    <style:style style:name="P21" style:family="paragraph" style:parent-style-name="Standard" style:list-style-name="L2">
      <style:text-properties style:font-name="Liberation Serif" fo:font-size="11pt" officeooo:rsid="0032a76a" officeooo:paragraph-rsid="0032a76a" style:font-size-asian="11pt" style:font-size-complex="11pt"/>
    </style:style>
    <style:style style:name="P22" style:family="paragraph" style:parent-style-name="Standard" style:list-style-name="L3">
      <style:text-properties style:font-name="Liberation Serif" fo:font-size="11pt" officeooo:rsid="0032a76a" officeooo:paragraph-rsid="00376326" style:font-size-asian="11pt" style:font-size-complex="11pt"/>
    </style:style>
    <style:style style:name="P23" style:family="paragraph" style:parent-style-name="Standard" style:list-style-name="L4">
      <style:text-properties style:font-name="Liberation Serif" fo:font-size="11pt" officeooo:rsid="0032a76a" officeooo:paragraph-rsid="00376326" style:font-size-asian="11pt" style:font-size-complex="11pt"/>
    </style:style>
    <style:style style:name="P24" style:family="paragraph" style:parent-style-name="Standard" style:list-style-name="L3">
      <style:paragraph-properties fo:text-align="start" style:justify-single-word="false"/>
      <style:text-properties style:font-name="Liberation Serif" fo:font-size="11pt" officeooo:rsid="00358fec" officeooo:paragraph-rsid="00376326" style:font-size-asian="11pt" style:font-size-complex="11pt"/>
    </style:style>
    <style:style style:name="P25" style:family="paragraph" style:parent-style-name="Standard" style:list-style-name="L4">
      <style:paragraph-properties fo:text-align="start" style:justify-single-word="false"/>
      <style:text-properties style:font-name="Liberation Serif" fo:font-size="11pt" officeooo:rsid="00358fec" officeooo:paragraph-rsid="00376326" style:font-size-asian="11pt" style:font-size-complex="11pt"/>
    </style:style>
    <style:style style:name="P26" style:family="paragraph" style:parent-style-name="Standard" style:list-style-name="L2">
      <style:text-properties style:font-name="Liberation Serif" fo:font-size="11pt" officeooo:rsid="00347f0e" officeooo:paragraph-rsid="00347f0e" style:font-size-asian="11pt" style:font-size-complex="11pt"/>
    </style:style>
    <style:style style:name="P27" style:family="paragraph" style:parent-style-name="Standard" style:list-style-name="L3">
      <style:text-properties style:font-name="Liberation Serif" fo:font-size="11pt" officeooo:rsid="00347f0e" officeooo:paragraph-rsid="00376326" style:font-size-asian="11pt" style:font-size-complex="11pt"/>
    </style:style>
    <style:style style:name="P28" style:family="paragraph" style:parent-style-name="Standard" style:list-style-name="L4">
      <style:text-properties style:font-name="Liberation Serif" fo:font-size="11pt" officeooo:rsid="00347f0e" officeooo:paragraph-rsid="00376326" style:font-size-asian="11pt" style:font-size-complex="11pt"/>
    </style:style>
    <style:style style:name="P29" style:family="paragraph" style:parent-style-name="Standard" style:list-style-name="L2">
      <style:text-properties style:font-name="Liberation Serif" fo:font-size="11pt" style:text-underline-style="none" officeooo:rsid="00358fec" officeooo:paragraph-rsid="00358fec" style:font-size-asian="11pt" style:font-size-complex="11pt"/>
    </style:style>
    <style:style style:name="P30" style:family="paragraph" style:parent-style-name="Standard" style:list-style-name="L3">
      <style:text-properties style:font-name="Liberation Serif" fo:font-size="11pt" style:text-underline-style="none" officeooo:rsid="00358fec" officeooo:paragraph-rsid="00376326" style:font-size-asian="11pt" style:font-size-complex="11pt"/>
    </style:style>
    <style:style style:name="P31" style:family="paragraph" style:parent-style-name="Standard" style:list-style-name="L4">
      <style:text-properties style:font-name="Liberation Serif" fo:font-size="11pt" style:text-underline-style="none" officeooo:rsid="00358fec" officeooo:paragraph-rsid="00376326" style:font-size-asian="11pt" style:font-size-complex="11pt"/>
    </style:style>
    <style:style style:name="P32" style:family="paragraph" style:parent-style-name="Standard">
      <style:text-properties fo:font-size="11pt" fo:language="en" fo:country="US" fo:font-weight="bold" officeooo:rsid="0030d7a5" officeooo:paragraph-rsid="0030d7a5" style:font-size-asian="11pt" style:font-weight-asian="bold" style:font-size-complex="11pt" style:font-weight-complex="bold"/>
    </style:style>
    <style:style style:name="P33" style:family="paragraph" style:parent-style-name="Standard">
      <style:text-properties fo:font-size="11pt" fo:language="en" fo:country="US" fo:font-weight="bold" officeooo:rsid="0030d7a5" officeooo:paragraph-rsid="00376326" style:font-size-asian="11pt" style:font-weight-asian="bold" style:font-size-complex="11pt" style:font-weight-complex="bold"/>
    </style:style>
    <style:style style:name="P34" style:family="paragraph" style:parent-style-name="Standard">
      <style:text-properties fo:font-size="11pt" fo:language="en" fo:country="US" fo:font-weight="normal" officeooo:rsid="002c0cb7" officeooo:paragraph-rsid="002af0d5" style:font-size-asian="11pt" style:font-weight-asian="normal" style:font-size-complex="11pt" style:font-weight-complex="normal"/>
    </style:style>
    <style:style style:name="P35" style:family="paragraph" style:parent-style-name="Standard">
      <style:text-properties fo:font-size="11pt" fo:language="en" fo:country="US" fo:font-weight="normal" officeooo:rsid="002c0cb7" officeooo:paragraph-rsid="00376326" style:font-size-asian="11pt" style:font-weight-asian="normal" style:font-size-complex="11pt" style:font-weight-complex="normal"/>
    </style:style>
    <style:style style:name="P36" style:family="paragraph" style:parent-style-name="Standard">
      <style:text-properties fo:font-size="11pt" fo:language="en" fo:country="US" fo:font-weight="normal" officeooo:rsid="0030d7a5" officeooo:paragraph-rsid="0030d7a5" style:font-size-asian="11pt" style:font-weight-asian="normal" style:font-size-complex="11pt" style:font-weight-complex="normal"/>
    </style:style>
    <style:style style:name="P37" style:family="paragraph" style:parent-style-name="Standard">
      <style:text-properties fo:font-size="11pt" fo:language="en" fo:country="US" fo:font-weight="normal" officeooo:rsid="0030d7a5" officeooo:paragraph-rsid="00376326" style:font-size-asian="11pt" style:font-weight-asian="normal" style:font-size-complex="11pt" style:font-weight-complex="normal"/>
    </style:style>
    <style:style style:name="P38" style:family="paragraph" style:parent-style-name="Standard" style:list-style-name="L1">
      <style:text-properties fo:font-size="11pt" officeooo:paragraph-rsid="0030d7a5" style:font-size-asian="11pt" style:font-size-complex="11pt"/>
    </style:style>
    <style:style style:name="P39" style:family="paragraph" style:parent-style-name="Standard" style:list-style-name="L1">
      <style:text-properties fo:font-size="11pt" officeooo:paragraph-rsid="00376326" style:font-size-asian="11pt" style:font-size-complex="11pt"/>
    </style:style>
    <style:style style:name="P40" style:family="paragraph" style:parent-style-name="Standard">
      <style:text-properties fo:font-size="11pt" officeooo:rsid="0030d7a5" officeooo:paragraph-rsid="0030d7a5" style:font-size-asian="11pt" style:font-size-complex="11pt"/>
    </style:style>
    <style:style style:name="P41" style:family="paragraph" style:parent-style-name="Standard">
      <style:text-properties fo:font-size="11pt" officeooo:rsid="0030d7a5" officeooo:paragraph-rsid="00376326" style:font-size-asian="11pt" style:font-size-complex="11pt"/>
    </style:style>
    <style:style style:name="P42" style:family="paragraph" style:parent-style-name="Standard">
      <style:text-properties fo:font-size="11pt" officeooo:rsid="0033d8e3" officeooo:paragraph-rsid="0033d8e3" style:font-size-asian="11pt" style:font-size-complex="11pt"/>
    </style:style>
    <style:style style:name="P43" style:family="paragraph" style:parent-style-name="Standard">
      <style:text-properties fo:font-size="11pt" officeooo:rsid="0033d8e3" officeooo:paragraph-rsid="00376326" style:font-size-asian="11pt" style:font-size-complex="11pt"/>
    </style:style>
    <style:style style:name="P44" style:family="paragraph" style:parent-style-name="Standard">
      <style:paragraph-properties fo:text-align="center" style:justify-single-word="false"/>
      <style:text-properties fo:font-size="16pt" fo:font-weight="bold" officeooo:rsid="002439cc" officeooo:paragraph-rsid="00376326"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1939d9" officeooo:paragraph-rsid="00376326" style:font-size-asian="16pt" style:font-weight-asian="bold" style:font-size-complex="16pt" style:font-weight-complex="bold"/>
    </style:style>
    <style:style style:name="T1" style:family="text">
      <style:text-properties officeooo:rsid="0030d7a5"/>
    </style:style>
    <style:style style:name="T2" style:family="text">
      <style:text-properties style:text-underline-style="solid" style:text-underline-width="auto" style:text-underline-color="font-color"/>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30d7a5" style:font-weight-asian="normal" style:font-weight-complex="normal"/>
    </style:style>
    <style:style style:name="T6" style:family="text">
      <style:text-properties fo:language="en" fo:country="US" fo:font-weight="normal" officeooo:rsid="0031633e" style:font-weight-asian="normal" style:font-weight-complex="normal"/>
    </style:style>
    <style:style style:name="T7" style:family="text">
      <style:text-properties fo:language="en" fo:country="US" fo:font-weight="normal" officeooo:rsid="0031b05b" style:font-weight-asian="normal" style:font-weight-complex="normal"/>
    </style:style>
    <style:style style:name="T8" style:family="text">
      <style:text-properties fo:language="en" fo:country="US" fo:font-weight="normal" officeooo:rsid="0032a76a" style:font-weight-asian="normal" style:font-weight-complex="normal"/>
    </style:style>
    <style:style style:name="T9" style:family="text">
      <style:text-properties fo:language="en" fo:country="US" fo:font-weight="normal" officeooo:rsid="0033d8e3" style:font-weight-asian="normal" style:font-weight-complex="normal"/>
    </style:style>
    <style:style style:name="T10" style:family="text">
      <style:text-properties fo:language="en" fo:country="US" fo:font-weight="normal" officeooo:rsid="0033fbeb" style:font-weight-asian="normal" style:font-weight-complex="normal"/>
    </style:style>
    <style:style style:name="T11" style:family="text">
      <style:text-properties fo:language="en" fo:country="US" fo:font-weight="normal" officeooo:rsid="00347f0e" style:font-weight-asian="normal" style:font-weight-complex="normal"/>
    </style:style>
    <style:style style:name="T12" style:family="text">
      <style:text-properties fo:language="en" fo:country="US" style:text-underline-style="solid" style:text-underline-width="auto" style:text-underline-color="font-color" fo:font-weight="normal" style:font-weight-asian="normal" style:font-weight-complex="normal"/>
    </style:style>
    <style:style style:name="T13" style:family="text">
      <style:text-properties style:font-name="Liberation Mono" fo:font-size="11pt" fo:language="en" fo:country="US" fo:font-weight="normal" style:font-size-asian="11pt" style:font-weight-asian="normal" style:font-size-complex="11pt" style:font-weight-complex="normal"/>
    </style:style>
    <style:style style:name="T14" style:family="text">
      <style:text-properties style:font-name="Liberation Mono" fo:font-size="11pt" fo:language="en" fo:country="US" fo:font-weight="normal" officeooo:rsid="0030d7a5" style:font-size-asian="11pt" style:font-weight-asian="normal" style:font-size-complex="11pt" style:font-weight-complex="normal"/>
    </style:style>
    <style:style style:name="T15" style:family="text">
      <style:text-properties style:font-name="Liberation Mono" fo:language="en" fo:country="US" fo:font-weight="normal" style:font-weight-asian="normal" style:font-weight-complex="normal"/>
    </style:style>
    <style:style style:name="T16" style:family="text">
      <style:text-properties style:font-name="Liberation Mono" fo:language="en" fo:country="US" fo:font-weight="normal" officeooo:rsid="0033d8e3" style:font-weight-asian="normal" style:font-weight-complex="normal"/>
    </style:style>
    <style:style style:name="T17" style:family="text">
      <style:text-properties style:font-name="Liberation Mono" fo:language="en" fo:country="US" fo:font-weight="normal" officeooo:rsid="0030d7a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Révi</text:span>sions<text:span text:style-name="T1"> dictionnaires</text:span></text:p>
      <text:p text:style-name="P45"/>
      <text:p text:style-name="P33">Rappels de cours</text:p>
      <text:p text:style-name="P35"/>
      <text:p text:style-name="P37">Avec Python, un dictionnaire est un type de données <text:span text:style-name="T2">composé</text:span> (contient plusieurs valeurs), un peu comme les listes.</text:p>
      <text:list xml:id="list1776598318" text:style-name="L1">
        <text:list-item>
          <text:p text:style-name="P39"><text:span text:style-name="T5">Les listes contiennent des valeurs « </text:span><text:span text:style-name="T9">stock</text:span><text:span text:style-name="T5">ées » à des positions qui correspondent aux premiers nombres entiers </text:span><text:span text:style-name="T9">de </text:span><text:span text:style-name="T5">0</text:span><text:span text:style-name="T9"> à</text:span><text:span text:style-name="T5"> len(</text:span><text:span text:style-name="T9">liste</text:span><text:span text:style-name="T5">)-1</text:span><text:span text:style-name="T9">.</text:span></text:p>
        </text:list-item>
        <text:list-item>
          <text:p text:style-name="P39"><text:span text:style-name="T5">Les dictionnaires contiennent des valeurs « </text:span><text:span text:style-name="T9">stock</text:span><text:span text:style-name="T5">ées » en les désignant par presque tout type de valeur, mais nous utiliserons le plus souvent des chaines de caractères.</text:span></text:p>
        </text:list-item>
      </text:list>
      <text:p text:style-name="P41"><text:span text:style-name="T4">La syntaxe pour manipuler les dictionnaires est la même que pour les listes</text:span><text:span text:style-name="T9"> : </text:span><text:span text:style-name="T16">liste[k]</text:span><text:span text:style-name="T9"> désigne la valeur stockée à la clé k.</text:span></text:p>
      <text:p text:style-name="P43"><text:span text:style-name="T4">Dans le dictionnaire de l’exemple, </text:span><text:span text:style-name="T17">"gervais"</text:span><text:span text:style-name="T4"> est stocké à la clé </text:span><text:span text:style-name="T17">"</text:span><text:span text:style-name="T15">n</text:span><text:span text:style-name="T17">"</text:span><text:span text:style-name="T4">.</text:span></text:p>
      <text:p text:style-name="P41"><text:span text:style-name="T4"/></text:p>
      <text:p text:style-name="P7"><text:span text:style-name="T4">&gt;&gt;&gt; d = {"</text:span><text:span text:style-name="T9">p</text:span><text:span text:style-name="T4">": "ricky", "</text:span><text:span text:style-name="T9">n</text:span><text:span text:style-name="T4">": "gervais", "a": 63}</text:span></text:p>
      <text:p text:style-name="P7"><text:span text:style-name="T6">&gt;&gt;&gt; d["</text:span><text:span text:style-name="T9">p</text:span><text:span text:style-name="T6">"]</text:span></text:p>
      <text:p text:style-name="P7"><text:span text:style-name="T6">'ricky'</text:span></text:p>
      <text:p text:style-name="P7"><text:span text:style-name="T6">&gt;&gt;&gt; d["</text:span><text:span text:style-name="T9">n</text:span><text:span text:style-name="T6">"] = "earth"</text:span></text:p>
      <text:p text:style-name="P9"><text:span text:style-name="T6">&gt;</text:span><text:span text:style-name="T4">&gt;&gt; d</text:span></text:p>
      <text:p text:style-name="P7"><text:span text:style-name="T4">{"</text:span><text:span text:style-name="T9">p</text:span><text:span text:style-name="T4">": "ricky", "</text:span><text:span text:style-name="T9">n</text:span><text:span text:style-name="T4">": "</text:span><text:span text:style-name="T9">earth</text:span><text:span text:style-name="T4">", "a": 63}</text:span></text:p>
      <text:p text:style-name="P11"><text:span text:style-name="T4">&gt;&gt;&gt; d["</text:span><text:span text:style-name="T9">n</text:span><text:span text:style-name="T4">"]</text:span></text:p>
      <text:p text:style-name="P11"><text:span text:style-name="T4">'earth'</text:span></text:p>
      <text:p text:style-name="P11"><text:span text:style-name="T4">&gt;&gt;&gt; d.items() <text:s/># </text:span><text:span text:style-name="T7">liste les paires clé-valeur de d</text:span></text:p>
      <text:p text:style-name="P11"><text:span text:style-name="T4">[('</text:span><text:span text:style-name="T10">p</text:span><text:span text:style-name="T4">', 'ricky'), ('p', '</text:span><text:span text:style-name="T10">earth</text:span><text:span text:style-name="T4">'), ('a', 63)]</text:span></text:p>
      <text:p text:style-name="P13"><text:span text:style-name="T4">&gt;&gt;&gt; # </text:span><text:span text:style-name="T6">pratique pour parcourir le dict</text:span><text:span text:style-name="T4">ionnaire</text:span><text:span text:style-name="T10"> !</text:span></text:p>
      <text:p text:style-name="P3"><text:span text:style-name="T4"/></text:p>
      <text:p text:style-name="P15"><text:span text:style-name="T3">Exercices</text:span></text:p>
      <text:p text:style-name="P19"><text:span text:style-name="T4"/></text:p>
      <text:list xml:id="list1203933056" text:style-name="L3">
        <text:list-item>
          <text:p text:style-name="P18"><text:span text:style-name="T4">Écrire </text:span><text:span text:style-name="T7">une fonction qui crée un dictionnaire ayant</text:span><text:span text:style-name="T8"> 26 clés : les 26 lettres de l’alphabet (majuscules), la valeur zéro </text:span><text:span text:style-name="T10">étant</text:span><text:span text:style-name="T8"> attribuée à toutes les clés.</text:span></text:p>
        </text:list-item>
        <text:list-item>
          <text:p text:style-name="P22"><text:span text:style-name="T4">Écrire une fonction qui</text:span><text:span text:style-name="T11"> parcourt une chaine de caractère et retourne un dictionnaire comme le précédent mais qui indique le nombre de lettres rencontrées dans la chaine de caractères parcourue (combien de A, combien de B…</text:span></text:p>
          <text:p text:style-name="P30"><text:span text:style-name="T11">T</text:span><text:span text:style-name="T4">estez avec un article de Wikipedia, par exemple celui sur « la fréquence d’apparition des lettres ».</text:span></text:p>
        </text:list-item>
        <text:list-item>
          <text:p text:style-name="P27"><text:span text:style-name="T4">Écrire une fonction qui donne la lettre la plus fréquente dans une chaine de caractères.</text:span></text:p>
        </text:list-item>
        <text:list-item>
          <text:p text:style-name="P24"><text:span text:style-name="T4">On veut créer un carnet d’adresses, écrire une fonction qui interroge l’utilisateur et produit un dictionnaire décrivant un contact (nom, prénom, adresse…)</text:span></text:p>
        </text:list-item>
      </text:list>
      <text:p text:style-name="P44"><text:span text:style-name="T1">Révi</text:span>sions<text:span text:style-name="T1"> dictionnaires</text:span></text:p>
      <text:p text:style-name="P45"/>
      <text:p text:style-name="P33">Rappels de cours</text:p>
      <text:p text:style-name="P35"/>
      <text:p text:style-name="P37">Avec Python, un dictionnaire est un type de données <text:span text:style-name="T2">composé</text:span> (contient plusieurs valeurs), un peu comme les listes.</text:p>
      <text:list xml:id="list212003413747330" text:continue-list="list1776598318" text:style-name="L1">
        <text:list-item>
          <text:p text:style-name="P39"><text:span text:style-name="T5">Les listes contiennent des valeurs « </text:span><text:span text:style-name="T9">stock</text:span><text:span text:style-name="T5">ées » à des positions qui correspondent aux premiers nombres entiers </text:span><text:span text:style-name="T9">de </text:span><text:span text:style-name="T5">0</text:span><text:span text:style-name="T9"> à</text:span><text:span text:style-name="T5"> len(</text:span><text:span text:style-name="T9">liste</text:span><text:span text:style-name="T5">)-1</text:span><text:span text:style-name="T9">.</text:span></text:p>
        </text:list-item>
        <text:list-item>
          <text:p text:style-name="P39"><text:span text:style-name="T5">Les dictionnaires contiennent des valeurs « </text:span><text:span text:style-name="T9">stock</text:span><text:span text:style-name="T5">ées » en les désignant par presque tout type de valeur, mais nous utiliserons le plus souvent des chaines de caractères.</text:span></text:p>
        </text:list-item>
      </text:list>
      <text:p text:style-name="P41"><text:span text:style-name="T4">La syntaxe pour manipuler les dictionnaires est la même que pour les listes</text:span><text:span text:style-name="T9"> : </text:span><text:span text:style-name="T16">liste[k]</text:span><text:span text:style-name="T9"> désigne la valeur stockée à la clé k.</text:span></text:p>
      <text:p text:style-name="P43"><text:span text:style-name="T4">Dans le dictionnaire de l’exemple, </text:span><text:span text:style-name="T17">"gervais"</text:span><text:span text:style-name="T4"> est stocké à la clé </text:span><text:span text:style-name="T17">"</text:span><text:span text:style-name="T15">n</text:span><text:span text:style-name="T17">"</text:span><text:span text:style-name="T4">.</text:span></text:p>
      <text:p text:style-name="P41"><text:span text:style-name="T4"/></text:p>
      <text:p text:style-name="P7"><text:span text:style-name="T4">&gt;&gt;&gt; d = {"</text:span><text:span text:style-name="T9">p</text:span><text:span text:style-name="T4">": "ricky", "</text:span><text:span text:style-name="T9">n</text:span><text:span text:style-name="T4">": "gervais", "a": 63}</text:span></text:p>
      <text:p text:style-name="P7"><text:span text:style-name="T6">&gt;&gt;&gt; d["</text:span><text:span text:style-name="T9">p</text:span><text:span text:style-name="T6">"]</text:span></text:p>
      <text:p text:style-name="P7"><text:span text:style-name="T6">'ricky'</text:span></text:p>
      <text:p text:style-name="P7"><text:span text:style-name="T6">&gt;&gt;&gt; d["</text:span><text:span text:style-name="T9">n</text:span><text:span text:style-name="T6">"] = "earth"</text:span></text:p>
      <text:p text:style-name="P9"><text:span text:style-name="T6">&gt;</text:span><text:span text:style-name="T4">&gt;&gt; d</text:span></text:p>
      <text:p text:style-name="P7"><text:span text:style-name="T4">{"</text:span><text:span text:style-name="T9">p</text:span><text:span text:style-name="T4">": "ricky", "</text:span><text:span text:style-name="T9">n</text:span><text:span text:style-name="T4">": "</text:span><text:span text:style-name="T9">earth</text:span><text:span text:style-name="T4">", "a": 63}</text:span></text:p>
      <text:p text:style-name="P11"><text:span text:style-name="T4">&gt;&gt;&gt; d["</text:span><text:span text:style-name="T9">n</text:span><text:span text:style-name="T4">"]</text:span></text:p>
      <text:p text:style-name="P11"><text:span text:style-name="T4">'earth'</text:span></text:p>
      <text:p text:style-name="P11"><text:span text:style-name="T4">&gt;&gt;&gt; d.items() <text:s/># </text:span><text:span text:style-name="T7">liste les paires clé-valeur de d</text:span></text:p>
      <text:p text:style-name="P11"><text:span text:style-name="T4">[('</text:span><text:span text:style-name="T10">p</text:span><text:span text:style-name="T4">', 'ricky'), ('p', '</text:span><text:span text:style-name="T10">earth</text:span><text:span text:style-name="T4">'), ('a', 63)]</text:span></text:p>
      <text:p text:style-name="P13"><text:span text:style-name="T4">&gt;&gt;&gt; # </text:span><text:span text:style-name="T6">pratique pour parcourir le dict</text:span><text:span text:style-name="T4">ionnaire</text:span><text:span text:style-name="T10"> !</text:span></text:p>
      <text:p text:style-name="P3"><text:span text:style-name="T4"/></text:p>
      <text:p text:style-name="P15"><text:span text:style-name="T3">Exercices</text:span></text:p>
      <text:p text:style-name="P19"><text:span text:style-name="T4"/></text:p>
      <text:list xml:id="list279887801" text:style-name="L4">
        <text:list-item>
          <text:p text:style-name="P20"><text:span text:style-name="T4">Écrire </text:span><text:span text:style-name="T7">une fonction qui crée un dictionnaire ayant</text:span><text:span text:style-name="T8"> 26 clés : les 26 lettres de l’alphabet (majuscules), la valeur zéro </text:span><text:span text:style-name="T10">étant</text:span><text:span text:style-name="T8"> attribuée à toutes les clés.</text:span></text:p>
        </text:list-item>
        <text:list-item>
          <text:p text:style-name="P23"><text:span text:style-name="T4">Écrire une fonction qui</text:span><text:span text:style-name="T11"> parcourt une chaine de caractère et retourne un dictionnaire comme le précédent mais qui indique le nombre de lettres rencontrées dans la chaine de caractères parcourue (combien de A, combien de B…</text:span></text:p>
          <text:p text:style-name="P31"><text:span text:style-name="T11">T</text:span><text:span text:style-name="T4">estez avec un article de Wikipedia, par exemple celui sur « la fréquence d’apparition des lettres ».</text:span></text:p>
        </text:list-item>
        <text:list-item>
          <text:p text:style-name="P28"><text:span text:style-name="T4">Écrire une fonction qui donne la lettre la plus fréquente dans une chaine de caractères.</text:span></text:p>
        </text:list-item>
        <text:list-item>
          <text:p text:style-name="P25"><text:span text:style-name="T4">On veut créer un carnet d’adresses, écrire une fonction qui interroge l’utilisateur et produit un dictionnaire décrivant un contact (nom, prénom, adres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1T17:41:14.432000000</meta:creation-date>
    <dc:date>2024-09-10T21:20:01.381105179</dc:date>
    <meta:editing-duration>PT2H8M25S</meta:editing-duration>
    <meta:editing-cycles>28</meta:editing-cycles>
    <meta:generator>LibreOffice/6.0.7.3$Linux_X86_64 LibreOffice_project/00m0$Build-3</meta:generator>
    <dc:creator>Christophe Gragnic</dc:creator>
    <meta:document-statistic meta:table-count="0" meta:image-count="0" meta:object-count="0" meta:page-count="1" meta:paragraph-count="48" meta:word-count="558" meta:character-count="3330" meta:non-whitespace-character-count="2830"/>
  </office:meta>
</office:document-meta>
</file>